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pple-system" svg:font-family="apple-system, BlinkMacSystemFont, 'Segoe UI', Helvetica, Arial, sans-serif, 'Apple Color Emoji', 'Segoe UI Emoji', 'Segoe UI Symbol'"/>
    <style:font-face style:name="arial" svg:font-family="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officeooo:rsid="00111967" officeooo:paragraph-rsid="0011b789" style:font-weight-asian="bold" style:font-weight-complex="bold"/>
    </style:style>
    <style:style style:name="P2" style:family="paragraph" style:parent-style-name="Standard" style:list-style-name="L4">
      <style:text-properties style:text-underline-style="solid" style:text-underline-width="auto" style:text-underline-color="font-color" fo:font-weight="normal" officeooo:rsid="00131482" officeooo:paragraph-rsid="0011b789" style:font-weight-asian="normal" style:font-weight-complex="normal"/>
    </style:style>
    <style:style style:name="P3" style:family="paragraph" style:parent-style-name="Standard" style:list-style-name="L4">
      <style:text-properties style:text-underline-style="solid" style:text-underline-width="auto" style:text-underline-color="font-color" fo:font-weight="normal" officeooo:rsid="00158236" officeooo:paragraph-rsid="0011b789" style:font-weight-asian="normal" style:font-weight-complex="normal"/>
    </style:style>
    <style:style style:name="P4" style:family="paragraph" style:parent-style-name="Standard">
      <style:text-properties fo:font-size="14pt" style:text-underline-style="solid" style:text-underline-width="auto" style:text-underline-color="font-color" fo:font-weight="bold" officeooo:rsid="0011b789" officeooo:paragraph-rsid="0011b789" style:font-size-asian="14pt" style:font-weight-asian="bold" style:font-size-complex="14pt" style:font-weight-complex="bold"/>
    </style:style>
    <style:style style:name="P5" style:family="paragraph" style:parent-style-name="Standard">
      <style:text-properties fo:font-variant="normal" fo:text-transform="none" fo:color="#24292e" style:font-name="apple-system" fo:font-size="9.69999980926514pt" fo:letter-spacing="normal" fo:font-style="normal" style:text-underline-style="none" fo:font-weight="normal" officeooo:rsid="001e4092" officeooo:paragraph-rsid="0011b789" style:font-size-asian="8.44999980926514pt" style:font-weight-asian="normal" style:font-size-complex="9.69999980926514pt" style:font-weight-complex="normal"/>
    </style:style>
    <style:style style:name="P6" style:family="paragraph" style:parent-style-name="Standard" style:list-style-name="L5">
      <style:text-properties fo:font-variant="normal" fo:text-transform="none" fo:color="#24292e" style:font-name="apple-system" fo:font-size="9.69999980926514pt" fo:letter-spacing="normal" fo:font-style="normal" style:text-underline-style="none" fo:font-weight="normal" officeooo:rsid="001e4092" officeooo:paragraph-rsid="0011b789" style:font-size-asian="8.44999980926514pt" style:font-weight-asian="normal" style:font-size-complex="9.69999980926514pt" style:font-weight-complex="normal"/>
    </style:style>
    <style:style style:name="P7" style:family="paragraph" style:parent-style-name="Standard" style:list-style-name="L4">
      <style:text-properties fo:font-variant="normal" fo:text-transform="none" fo:color="#24292e" style:font-name="apple-system" fo:font-size="9.69999980926514pt" fo:letter-spacing="normal" fo:font-style="normal" style:text-underline-style="none" fo:font-weight="normal" officeooo:rsid="0014b69d" officeooo:paragraph-rsid="0011b789" style:font-size-asian="8.44999980926514pt" style:font-weight-asian="normal" style:font-size-complex="9.69999980926514pt" style:font-weight-complex="normal"/>
    </style:style>
    <style:style style:name="P8" style:family="paragraph" style:parent-style-name="Standard" style:list-style-name="L4">
      <style:text-properties fo:font-variant="normal" fo:text-transform="none" fo:color="#24292e" style:font-name="apple-system" fo:font-size="9.69999980926514pt" fo:letter-spacing="normal" fo:font-style="normal" style:text-underline-style="none" fo:font-weight="normal" officeooo:rsid="00158236" officeooo:paragraph-rsid="0011b789" style:font-size-asian="8.44999980926514pt" style:font-weight-asian="normal" style:font-size-complex="9.69999980926514pt" style:font-weight-complex="normal"/>
    </style:style>
    <style:style style:name="P9" style:family="paragraph" style:parent-style-name="Standard" style:list-style-name="L4">
      <style:text-properties fo:font-variant="normal" fo:text-transform="none" fo:color="#24292e" style:font-name="apple-system" fo:font-size="9.69999980926514pt" fo:letter-spacing="normal" fo:font-style="normal" style:text-underline-style="none" fo:font-weight="normal" officeooo:rsid="0016111f" officeooo:paragraph-rsid="0011b789" style:font-size-asian="8.44999980926514pt" style:font-weight-asian="normal" style:font-size-complex="9.69999980926514pt" style:font-weight-complex="normal"/>
    </style:style>
    <style:style style:name="P10" style:family="paragraph" style:parent-style-name="Standard" style:list-style-name="L4">
      <style:text-properties fo:font-variant="normal" fo:text-transform="none" fo:color="#24292e" style:font-name="apple-system" fo:font-size="9.69999980926514pt" fo:letter-spacing="normal" fo:font-style="normal" style:text-underline-style="none" fo:font-weight="normal" officeooo:rsid="00178645" officeooo:paragraph-rsid="0011b789" style:font-size-asian="8.44999980926514pt" style:font-weight-asian="normal" style:font-size-complex="9.69999980926514pt" style:font-weight-complex="normal"/>
    </style:style>
    <style:style style:name="P11" style:family="paragraph" style:parent-style-name="Standard" style:list-style-name="L5">
      <style:text-properties fo:font-variant="normal" fo:text-transform="none" fo:color="#24292e" style:font-name="apple-system" fo:font-size="9.69999980926514pt" fo:letter-spacing="normal" fo:font-style="normal" style:text-underline-style="none" fo:font-weight="normal" officeooo:rsid="001ad3ad" officeooo:paragraph-rsid="0011b789" style:font-size-asian="8.44999980926514pt" style:font-weight-asian="normal" style:font-size-complex="9.69999980926514pt" style:font-weight-complex="normal"/>
    </style:style>
    <style:style style:name="P12" style:family="paragraph" style:parent-style-name="Standard" style:list-style-name="L5">
      <style:text-properties fo:font-variant="normal" fo:text-transform="none" fo:color="#24292e" style:font-name="apple-system" fo:font-size="9.69999980926514pt" fo:letter-spacing="normal" fo:font-style="normal" style:text-underline-style="none" fo:font-weight="normal" officeooo:rsid="001ca0d2" officeooo:paragraph-rsid="0011b789" style:font-size-asian="8.44999980926514pt" style:font-weight-asian="normal" style:font-size-complex="9.69999980926514pt" style:font-weight-complex="normal"/>
    </style:style>
    <style:style style:name="P13" style:family="paragraph" style:parent-style-name="Standard">
      <style:text-properties fo:font-variant="normal" fo:text-transform="none" fo:color="#24292e" style:font-name="apple-system" fo:font-size="9.69999980926514pt" fo:letter-spacing="normal" fo:font-style="normal" style:text-underline-style="none" fo:font-weight="normal" officeooo:rsid="001ca0d2" officeooo:paragraph-rsid="0011b789" style:font-size-asian="8.44999980926514pt" style:font-weight-asian="normal" style:font-size-complex="9.69999980926514pt" style:font-weight-complex="normal"/>
    </style:style>
    <style:style style:name="P14" style:family="paragraph" style:parent-style-name="Standard" style:list-style-name="L2">
      <style:text-properties fo:font-variant="normal" fo:text-transform="none" fo:color="#222222" style:font-name="arial" fo:font-size="9.75pt" fo:letter-spacing="normal" fo:font-style="normal" style:text-underline-style="none" fo:font-weight="normal" officeooo:rsid="00111967" officeooo:paragraph-rsid="0011b789" style:font-weight-asian="normal" style:font-weight-complex="normal"/>
    </style:style>
    <style:style style:name="P15" style:family="paragraph" style:parent-style-name="Standard">
      <style:text-properties fo:font-variant="normal" fo:text-transform="none" fo:color="#222222" style:font-name="arial" fo:font-size="9.75pt" fo:letter-spacing="normal" fo:font-style="normal" style:text-underline-style="none" fo:font-weight="normal" officeooo:rsid="00111967" officeooo:paragraph-rsid="0011b789" style:font-weight-asian="normal" style:font-weight-complex="normal"/>
    </style:style>
    <style:style style:name="P16" style:family="paragraph" style:parent-style-name="Standard" style:list-style-name="L2">
      <style:text-properties fo:font-variant="normal" fo:text-transform="none" fo:color="#222222" style:font-name="arial" fo:font-size="9.75pt" fo:letter-spacing="normal" fo:font-style="normal" style:text-underline-style="none" fo:font-weight="normal" officeooo:rsid="00128f3e" officeooo:paragraph-rsid="0011b789" style:font-weight-asian="normal" style:font-weight-complex="normal"/>
    </style:style>
    <style:style style:name="P17" style:family="paragraph" style:parent-style-name="Standard">
      <style:text-properties fo:font-variant="normal" fo:text-transform="none" fo:color="#222222" style:font-name="arial" fo:font-size="9.75pt" fo:letter-spacing="normal" fo:font-style="normal" style:text-underline-style="none" fo:font-weight="normal" officeooo:rsid="00128f3e" officeooo:paragraph-rsid="0011b789" style:font-weight-asian="normal" style:font-weight-complex="normal"/>
    </style:style>
    <style:style style:name="P18" style:family="paragraph" style:parent-style-name="Standard">
      <style:text-properties fo:font-variant="normal" fo:text-transform="none" fo:color="#222222" style:font-name="arial" fo:font-size="9.75pt" fo:letter-spacing="normal" fo:font-style="normal" style:text-underline-style="none" fo:font-weight="normal" officeooo:rsid="00131482" officeooo:paragraph-rsid="0011b789" style:font-size-asian="9.69999980926514pt" style:font-weight-asian="normal" style:font-size-complex="9.69999980926514pt" style:font-weight-complex="normal"/>
    </style:style>
    <style:style style:name="P19" style:family="paragraph" style:parent-style-name="Standard">
      <style:text-properties fo:font-variant="normal" fo:text-transform="none" fo:color="#222222" style:font-name="arial" fo:font-size="12pt" fo:letter-spacing="normal" fo:font-style="normal" style:text-underline-style="solid" style:text-underline-width="auto" style:text-underline-color="font-color" fo:font-weight="bold" officeooo:rsid="00128f3e" officeooo:paragraph-rsid="0011b789" style:font-size-asian="12pt" style:font-weight-asian="bold" style:font-size-complex="12pt" style:font-weight-complex="bold"/>
    </style:style>
    <style:style style:name="P20" style:family="paragraph" style:parent-style-name="Standard" style:list-style-name="L5">
      <style:text-properties fo:font-variant="normal" fo:text-transform="none" fo:color="#222222" style:font-name="Liberation Serif" fo:font-size="12pt" fo:letter-spacing="normal" fo:font-style="normal" style:text-underline-style="solid" style:text-underline-width="auto" style:text-underline-color="font-color" fo:font-weight="normal" officeooo:rsid="001a2f97" officeooo:paragraph-rsid="0011b789" style:font-size-asian="12pt" style:font-weight-asian="normal" style:font-size-complex="12pt" style:font-weight-complex="normal"/>
    </style:style>
    <style:style style:name="P21" style:family="paragraph" style:parent-style-name="Standard" style:list-style-name="L5">
      <style:text-properties fo:font-variant="normal" fo:text-transform="none" fo:color="#222222" style:font-name="Liberation Serif" fo:font-size="12pt" fo:letter-spacing="normal" fo:font-style="normal" style:text-underline-style="solid" style:text-underline-width="auto" style:text-underline-color="font-color" fo:font-weight="normal" officeooo:rsid="001ca0d2" officeooo:paragraph-rsid="0011b789" style:font-size-asian="12pt" style:font-weight-asian="normal" style:font-size-complex="12pt" style:font-weight-complex="normal"/>
    </style:style>
    <style:style style:name="P22" style:family="paragraph" style:parent-style-name="Standard" style:list-style-name="L2">
      <style:text-properties style:text-underline-style="none" fo:font-weight="normal" officeooo:rsid="00111967" officeooo:paragraph-rsid="0011b789" style:font-weight-asian="normal" style:font-weight-complex="normal"/>
    </style:style>
    <style:style style:name="P23" style:family="paragraph" style:parent-style-name="Standard">
      <style:text-properties style:text-underline-style="none" fo:font-weight="normal" officeooo:rsid="00111967" officeooo:paragraph-rsid="0011b789" style:font-weight-asian="normal" style:font-weight-complex="normal"/>
    </style:style>
    <style:style style:name="P24" style:family="paragraph" style:parent-style-name="Standard" style:list-style-name="L2">
      <style:text-properties style:text-underline-style="none" fo:font-weight="normal" officeooo:rsid="00128f3e" officeooo:paragraph-rsid="0011b789" style:font-weight-asian="normal" style:font-weight-complex="normal"/>
    </style:style>
    <style:style style:name="P25" style:family="paragraph" style:parent-style-name="Standard">
      <style:text-properties style:text-underline-style="none" fo:font-weight="normal" officeooo:rsid="00128f3e" officeooo:paragraph-rsid="0011b789" style:font-weight-asian="normal" style:font-weight-complex="normal"/>
    </style:style>
    <style:style style:name="P26" style:family="paragraph" style:parent-style-name="Standard" style:list-style-name="L4">
      <style:text-properties fo:font-size="9.69999980926514pt" style:text-underline-style="none" fo:font-weight="normal" officeooo:rsid="0014b69d" officeooo:paragraph-rsid="0011b789" style:font-size-asian="8.44999980926514pt" style:font-weight-asian="normal" style:font-size-complex="9.69999980926514pt" style:font-weight-complex="normal"/>
    </style:style>
    <style:style style:name="P27" style:family="paragraph" style:parent-style-name="Standard" style:list-style-name="L4">
      <style:text-properties fo:font-size="9.69999980926514pt" style:text-underline-style="none" fo:font-weight="normal" officeooo:rsid="00158236" officeooo:paragraph-rsid="0011b789" style:font-size-asian="8.44999980926514pt" style:font-weight-asian="normal" style:font-size-complex="9.69999980926514pt" style:font-weight-complex="normal"/>
    </style:style>
    <style:style style:name="P28" style:family="paragraph" style:parent-style-name="Standard" style:list-style-name="L4">
      <style:text-properties fo:font-size="9.69999980926514pt" style:text-underline-style="none" fo:font-weight="normal" officeooo:rsid="0016111f" officeooo:paragraph-rsid="0011b789" style:font-size-asian="8.44999980926514pt" style:font-weight-asian="normal" style:font-size-complex="9.69999980926514pt" style:font-weight-complex="normal"/>
    </style:style>
    <style:style style:name="P29" style:family="paragraph" style:parent-style-name="Standard" style:list-style-name="L4">
      <style:text-properties fo:font-size="9.69999980926514pt" style:text-underline-style="none" fo:font-weight="normal" officeooo:rsid="00178645" officeooo:paragraph-rsid="0011b789" style:font-size-asian="8.44999980926514pt" style:font-weight-asian="normal" style:font-size-complex="9.69999980926514pt" style:font-weight-complex="normal"/>
    </style:style>
    <style:style style:name="P30" style:family="paragraph" style:parent-style-name="Standard">
      <style:text-properties fo:font-size="12pt" style:text-underline-style="none" fo:font-weight="normal" officeooo:rsid="0018d210" officeooo:paragraph-rsid="0011b789" style:font-size-asian="12pt" style:font-weight-asian="normal" style:font-size-complex="12pt" style:font-weight-complex="normal"/>
    </style:style>
    <style:style style:name="P31" style:family="paragraph" style:parent-style-name="Standard" style:list-style-name="L5">
      <style:text-properties style:font-name="Liberation Serif" fo:font-size="12pt" style:text-underline-style="solid" style:text-underline-width="auto" style:text-underline-color="font-color" fo:font-weight="normal" officeooo:rsid="00158236" officeooo:paragraph-rsid="0011b789" style:font-size-asian="12pt" style:font-weight-asian="normal" style:font-size-complex="12pt" style:font-weight-complex="normal"/>
    </style:style>
    <style:style style:name="P32" style:family="paragraph" style:parent-style-name="Standard" style:list-style-name="L5">
      <style:text-properties style:font-name="Liberation Serif" fo:font-size="12pt" style:text-underline-style="solid" style:text-underline-width="auto" style:text-underline-color="font-color" fo:font-weight="normal" officeooo:rsid="001ca0d2" officeooo:paragraph-rsid="0011b789" style:font-size-asian="12pt" style:font-weight-asian="normal" style:font-size-complex="12pt" style:font-weight-complex="normal"/>
    </style:style>
    <style:style style:name="P33" style:family="paragraph" style:parent-style-name="Standard" style:list-style-name="L5">
      <style:text-properties style:font-name="Liberation Serif" fo:font-size="9.69999980926514pt" style:text-underline-style="none" fo:font-weight="normal" officeooo:rsid="00158236" officeooo:paragraph-rsid="0011b789" style:font-size-asian="9.69999980926514pt" style:font-weight-asian="normal" style:font-size-complex="9.69999980926514pt" style:font-weight-complex="normal"/>
    </style:style>
    <style:style style:name="P34" style:family="paragraph" style:parent-style-name="Standard" style:list-style-name="L5">
      <style:text-properties style:font-name="Liberation Serif" fo:font-size="9.69999980926514pt" style:text-underline-style="none" fo:font-weight="normal" officeooo:rsid="001ad3ad" officeooo:paragraph-rsid="0011b789" style:font-size-asian="9.69999980926514pt" style:font-weight-asian="normal" style:font-size-complex="9.69999980926514pt" style:font-weight-complex="normal"/>
    </style:style>
    <style:style style:name="P35" style:family="paragraph" style:parent-style-name="Standard" style:list-style-name="L5">
      <style:text-properties style:font-name="Liberation Serif" fo:font-size="9.69999980926514pt" style:text-underline-style="none" fo:font-weight="normal" officeooo:rsid="001e4092" officeooo:paragraph-rsid="0011b789" style:font-size-asian="9.69999980926514pt" style:font-weight-asian="normal" style:font-size-complex="9.69999980926514pt" style:font-weight-complex="normal"/>
    </style:style>
    <style:style style:name="P36" style:family="paragraph" style:parent-style-name="Standard">
      <style:text-properties officeooo:paragraph-rsid="0011b789"/>
    </style:style>
    <style:style style:name="P37" style:family="paragraph" style:parent-style-name="Heading_20_2">
      <style:text-properties fo:font-variant="normal" fo:text-transform="none" fo:color="#222222" style:font-name="arial" fo:font-size="12pt" fo:letter-spacing="normal" fo:font-style="normal" style:text-underline-style="solid" style:text-underline-width="auto" style:text-underline-color="font-color" fo:font-weight="bold" officeooo:rsid="00128f3e" officeooo:paragraph-rsid="0011b789" style:font-size-asian="12pt" style:font-weight-asian="bold" style:font-size-complex="12pt" style:font-weight-complex="bold"/>
    </style:style>
    <style:style style:name="T1" style:family="text">
      <style:text-properties fo:font-size="14pt" style:text-underline-style="solid" style:text-underline-width="auto" style:text-underline-color="font-color" fo:font-weight="bold" officeooo:rsid="00111967" style:font-size-asian="14pt" style:font-weight-asian="bold" style:font-size-complex="14pt" style:font-weight-complex="bold"/>
    </style:style>
    <style:style style:name="T2" style:family="text">
      <style:text-properties fo:font-variant="normal" fo:text-transform="none" fo:color="#222222" style:font-name="arial" fo:font-size="9.75pt" fo:letter-spacing="normal" fo:font-style="normal"/>
    </style:style>
    <style:style style:name="T3" style:family="text">
      <style:text-properties fo:font-variant="normal" fo:text-transform="none" fo:color="#222222" style:font-name="arial" fo:font-size="9.75pt" fo:letter-spacing="normal" fo:font-style="normal" fo:font-weight="bold"/>
    </style:style>
    <style:style style:name="T4" style:family="text">
      <style:text-properties fo:font-variant="normal" fo:text-transform="none" fo:color="#222222" style:font-name="arial" fo:font-size="9.75pt" fo:letter-spacing="normal" fo:font-style="normal" style:text-underline-style="solid" style:text-underline-width="auto" style:text-underline-color="font-color"/>
    </style:style>
    <style:style style:name="T5" style:family="text">
      <style:text-properties fo:font-variant="normal" fo:text-transform="none" fo:color="#222222" style:font-name="arial" fo:font-size="9.75pt" fo:letter-spacing="normal" fo:font-style="normal" style:font-size-asian="9.69999980926514pt" style:font-size-complex="9.69999980926514pt"/>
    </style:style>
    <style:style style:name="T6" style:family="text">
      <style:text-properties fo:font-variant="normal" fo:text-transform="none" fo:color="#222222" style:font-name="arial" fo:font-size="9.75pt" fo:letter-spacing="normal" fo:font-style="normal" officeooo:rsid="00131482" style:font-size-asian="9.69999980926514pt" style:font-size-complex="9.69999980926514pt"/>
    </style:style>
    <style:style style:name="T7" style:family="text">
      <style:text-properties fo:font-variant="normal" fo:text-transform="none" fo:color="#222222" style:font-name="arial" fo:font-size="9.75pt" fo:letter-spacing="normal" fo:font-style="normal" officeooo:rsid="001a2f97" style:font-size-asian="9.69999980926514pt" style:font-size-complex="9.69999980926514pt"/>
    </style:style>
    <style:style style:name="T8" style:family="text">
      <style:text-properties fo:font-variant="normal" fo:text-transform="none" fo:color="#222222" style:font-name="arial" fo:font-size="9.69999980926514pt" fo:letter-spacing="normal" fo:font-style="normal" style:font-size-asian="9.69999980926514pt" style:font-size-complex="9.69999980926514pt"/>
    </style:style>
    <style:style style:name="T9" style:family="text">
      <style:text-properties fo:font-variant="normal" fo:text-transform="none" fo:color="#222222" style:font-name="arial" fo:font-size="9.69999980926514pt" fo:letter-spacing="normal" fo:font-style="normal" officeooo:rsid="00131482" style:font-size-asian="9.69999980926514pt" style:font-size-complex="9.69999980926514pt"/>
    </style:style>
    <style:style style:name="T10" style:family="text">
      <style:text-properties fo:font-variant="normal" fo:text-transform="none" fo:color="#222222" fo:letter-spacing="normal" fo:font-style="normal"/>
    </style:style>
    <style:style style:name="T11" style:family="text">
      <style:text-properties fo:font-variant="normal" fo:text-transform="none" fo:color="#222222" fo:letter-spacing="normal" fo:font-style="normal" officeooo:rsid="001a2f97"/>
    </style:style>
    <style:style style:name="T12" style:family="text">
      <style:text-properties fo:font-variant="normal" fo:text-transform="none" fo:color="#24292e" style:font-name="apple-system" fo:letter-spacing="normal" fo:font-style="normal"/>
    </style:style>
    <style:style style:name="T13" style:family="text">
      <style:text-properties fo:font-variant="normal" fo:text-transform="none" fo:color="#24292e" style:font-name="apple-system" fo:letter-spacing="normal" fo:font-style="normal" officeooo:rsid="00158236"/>
    </style:style>
    <style:style style:name="T14" style:family="text">
      <style:text-properties fo:font-variant="normal" fo:text-transform="none" fo:color="#24292e" style:font-name="apple-system" fo:letter-spacing="normal" fo:font-style="normal" style:text-underline-style="solid" style:text-underline-width="auto" style:text-underline-color="font-color"/>
    </style:style>
    <style:style style:name="T15" style:family="text">
      <style:text-properties fo:font-variant="normal" fo:text-transform="none" fo:color="#24292e" style:font-name="apple-system" fo:letter-spacing="normal" fo:font-style="normal" style:text-underline-style="solid" style:text-underline-width="auto" style:text-underline-color="font-color" officeooo:rsid="0016111f"/>
    </style:style>
    <style:style style:name="T16" style:family="text">
      <style:text-properties fo:font-variant="normal" fo:text-transform="none" fo:color="#24292e" style:font-name="apple-system" fo:letter-spacing="normal" fo:font-style="normal" style:text-underline-style="solid" style:text-underline-width="auto" style:text-underline-color="font-color" officeooo:rsid="00178645"/>
    </style:style>
    <style:style style:name="T17" style:family="text">
      <style:text-properties fo:font-variant="normal" fo:text-transform="none" fo:color="#24292e" style:font-name="apple-system" fo:letter-spacing="normal" fo:font-style="normal" style:text-underline-style="solid" style:text-underline-width="auto" style:text-underline-color="font-color" style:font-size-asian="8.44999980926514pt"/>
    </style:style>
    <style:style style:name="T18" style:family="text">
      <style:text-properties fo:font-variant="normal" fo:text-transform="none" fo:color="#24292e" style:font-name="apple-system" fo:letter-spacing="normal" fo:font-style="normal" style:text-underline-style="solid" style:text-underline-width="auto" style:text-underline-color="font-color" officeooo:rsid="001ad3ad" style:font-size-asian="8.44999980926514pt"/>
    </style:style>
    <style:style style:name="T19" style:family="text">
      <style:text-properties fo:font-variant="normal" fo:text-transform="none" fo:color="#24292e" style:font-name="apple-system" fo:letter-spacing="normal" fo:font-style="normal" style:text-underline-style="solid" style:text-underline-width="auto" style:text-underline-color="font-color" officeooo:rsid="001ca0d2" style:font-size-asian="8.44999980926514pt"/>
    </style:style>
    <style:style style:name="T20" style:family="text">
      <style:text-properties fo:font-variant="normal" fo:text-transform="none" fo:color="#24292e" style:font-name="apple-system" fo:letter-spacing="normal" fo:font-style="normal" officeooo:rsid="0016111f"/>
    </style:style>
    <style:style style:name="T21" style:family="text">
      <style:text-properties fo:font-variant="normal" fo:text-transform="none" fo:color="#24292e" style:font-name="apple-system" fo:letter-spacing="normal" fo:font-style="normal" officeooo:rsid="00178645"/>
    </style:style>
    <style:style style:name="T22" style:family="text">
      <style:text-properties fo:font-variant="normal" fo:text-transform="none" fo:color="#24292e" style:font-name="apple-system" fo:letter-spacing="normal" fo:font-style="normal" style:font-size-asian="8.44999980926514pt"/>
    </style:style>
    <style:style style:name="T23" style:family="text">
      <style:text-properties fo:font-variant="normal" fo:text-transform="none" fo:color="#24292e" style:font-name="apple-system" fo:letter-spacing="normal" fo:font-style="normal" officeooo:rsid="001ad3ad" style:font-size-asian="8.44999980926514pt"/>
    </style:style>
    <style:style style:name="T24" style:family="text">
      <style:text-properties fo:font-variant="normal" fo:text-transform="none" fo:color="#24292e" style:font-name="apple-system" fo:letter-spacing="normal" fo:font-style="normal" officeooo:rsid="001ca0d2" style:font-size-asian="8.44999980926514pt"/>
    </style:style>
    <style:style style:name="T25" style:family="text">
      <style:text-properties officeooo:rsid="0014b69d"/>
    </style:style>
    <style:style style:name="T26" style:family="text">
      <style:text-properties officeooo:rsid="00158236"/>
    </style:style>
    <style:style style:name="T27" style:family="text">
      <style:text-properties style:text-underline-style="none"/>
    </style:style>
    <style:style style:name="T28" style:family="text">
      <style:text-properties style:text-underline-style="none" fo:font-weight="normal" style:font-weight-asian="normal" style:font-weight-complex="normal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27">Assignment2_1</text:span><text:span text:style-name="T28">---------------------------------------------------------------------------------------</text:span></text:p>
      <text:p text:style-name="P36"><text:tab/><text:tab/><text:tab/><text:tab/><text:tab/><text:tab/><text:span text:style-name="T1">JENKINS</text:span></text:p>
      <text:p text:style-name="P36"/>
      <text:p text:style-name="P1">Installing Blue Ocean</text:p>
      <text:p text:style-name="P23"><text:span text:style-name="T3">Blue Ocean </text:span><text:span text:style-name="T2">is a new User Interface (UI) and User Experience (UX) for </text:span><text:span text:style-name="T3">Jenkins, </text:span><text:span text:style-name="T2">designed to make </text:span><text:span text:style-name="T3">Jenkins </text:span><text:span text:style-name="T2">UI more efficient by reducing clutter and increasing the clarity.</text:span></text:p>
      <text:p text:style-name="P15">Following are the steps to install Blue ocean:</text:p>
      <text:list xml:id="list1723497145" text:style-name="L2">
        <text:list-item>
          <text:p text:style-name="P22"><text:span text:style-name="T2">Go to </text:span><text:span text:style-name="T4">Manage Jenkins</text:span><text:span text:style-name="T2">→ </text:span><text:span text:style-name="T4">Manage Plug-ins</text:span><text:span text:style-name="T2">.</text:span></text:p>
        </text:list-item>
        <text:list-item>
          <text:p text:style-name="P14">Select the “Available” tab and add “Blue Ocean” in the filter box to search for the plugin. </text:p>
        </text:list-item>
        <text:list-item>
          <text:p text:style-name="P16">Select the Blue Ocean (BlueOcean Aggregator) plug-in. Install it and restart Jenkins.</text:p>
        </text:list-item>
        <text:list-item>
          <text:p text:style-name="P24"><text:span text:style-name="T2">Choose </text:span><text:span text:style-name="T4">Blue Ocean option</text:span><text:span text:style-name="T2"> from the left menu to use Blue Ocean UI.</text:span></text:p>
        </text:list-item>
      </text:list>
      <text:p text:style-name="P17"/>
      <text:p text:style-name="P19">Integrating GitHub Repository and Jenkins</text:p>
      <text:p text:style-name="P25"><text:span text:style-name="T8">If you have some </text:span><text:span text:style-name="T9">code base</text:span><text:span text:style-name="T8"> in a </text:span><text:span text:style-name="T9">gitHub</text:span><text:span text:style-name="T8"> repository and you want to use Jenkins for </text:span><text:span text:style-name="T9">it’s continuous integration</text:span><text:span text:style-name="T6">, you can integrate that repository with Jenkins and henceforth, any changes in the repository will trigger Jenkins build.</text:span></text:p>
      <text:p text:style-name="P18">Following are the steps:</text:p>
      <text:list xml:id="list2027236417" text:style-name="L4">
        <text:list-item>
          <text:p text:style-name="P2">Building a <text:span text:style-name="T25">new job for a </text:span>private GitHub Repositor<text:span text:style-name="T26">y</text:span></text:p>
          <text:p text:style-name="P2"/>
          <text:list>
            <text:list-item>
              <text:p text:style-name="P26"><text:span text:style-name="T12">Log in to </text:span><text:span text:style-name="T13">J</text:span><text:span text:style-name="T12">enkins and create a new freestyle project.</text:span></text:p>
            </text:list-item>
            <text:list-item>
              <text:p text:style-name="P26"><text:span text:style-name="T12">Under the </text:span><text:span text:style-name="T14">Source Code Managemen</text:span><text:span text:style-name="T12">t section, select Git.</text:span></text:p>
            </text:list-item>
            <text:list-item>
              <text:p text:style-name="P7">Enter the private repository’s URL in the Repository URL field.</text:p>
            </text:list-item>
            <text:list-item>
              <text:p text:style-name="P7">Since the repository is private, you need to add credentials for Jenkins.</text:p>
            </text:list-item>
            <text:list-item>
              <text:p text:style-name="P26"><text:span text:style-name="T12">Click on Add </text:span><text:span text:style-name="T13">button, next to the Credentials field and choose Jenkins as the Credential provider in the drop down menu.</text:span></text:p>
            </text:list-item>
            <text:list-item>
              <text:p text:style-name="P8">Enter your GitHub user-name and password.After adding your credentials choose the newly added credentials in the dropdown menu that appears next to Credentials label.</text:p>
              <text:p text:style-name="P8"/>
            </text:list-item>
          </text:list>
        </text:list-item>
        <text:list-item>
          <text:p text:style-name="P3">Configuring the GitSCM Poll Build Trigger</text:p>
          <text:p text:style-name="P3"/>
          <text:list>
            <text:list-item>
              <text:p text:style-name="P27"><text:span text:style-name="T12">Under the </text:span><text:span text:style-name="T14">Build Triggers Section</text:span><text:span text:style-name="T12">, select “</text:span><text:span text:style-name="T14">GitHub hook trigger for G</text:span><text:span text:style-name="T15">ITScm polling</text:span><text:span text:style-name="T20">” option.</text:span></text:p>
            </text:list-item>
            <text:list-item>
              <text:p text:style-name="P9">Complete other build options as per the requirement.</text:p>
            </text:list-item>
            <text:list-item>
              <text:p text:style-name="P9">Now, you need to set up your GitHub repository, so that it makes requests to Jenkins web-hook and the polling logic can be completed.</text:p>
            </text:list-item>
            <text:list-item>
              <text:p text:style-name="P28"><text:span text:style-name="T12">Go to the </text:span><text:span text:style-name="T14">settings</text:span><text:span text:style-name="T12"> of your GitHub repository.</text:span></text:p>
            </text:list-item>
            <text:list-item>
              <text:p text:style-name="P28"><text:span text:style-name="T12">Choose “</text:span><text:span text:style-name="T14">Integration and Services</text:span><text:span text:style-name="T12">” option.</text:span></text:p>
            </text:list-item>
            <text:list-item>
              <text:p text:style-name="P28"><text:span text:style-name="T12">Click on </text:span><text:span text:style-name="T14">Add Service</text:span><text:span text:style-name="T12"> and select J</text:span><text:span text:style-name="T14">enkins (GitHub plug-in)</text:span><text:span text:style-name="T12"> from the drop down menu.</text:span></text:p>
            </text:list-item>
            <text:list-item>
              <text:p text:style-name="P28"><text:span text:style-name="T12">Now, you will be asked to enter “</text:span><text:span text:style-name="T16">Jenkins Hook URL</text:span><text:span text:style-name="T21">”. This is the public URL of Jenkins server which you are running.</text:span></text:p>
            </text:list-item>
            <text:list-item>
              <text:p text:style-name="P29"><text:span text:style-name="T12">To get the public URL, install ngrok and run the command ./ngrok http 8080, this will provide a public ip address. Copy paste it into the <text:s/></text:span><text:span text:style-name="T14">Jenkins Hook URL</text:span><text:span text:style-name="T12"> text box.</text:span></text:p>
            </text:list-item>
            <text:list-item>
              <text:p text:style-name="P29"><text:span text:style-name="T12">Activate the service by ticking the </text:span><text:span text:style-name="T14">Active check-box</text:span><text:span text:style-name="T12"> and click on </text:span><text:span text:style-name="T14">Add Service</text:span><text:span text:style-name="T12"> button.</text:span></text:p>
              <text:p text:style-name="P10"/>
            </text:list-item>
          </text:list>
        </text:list-item>
      </text:list>
      <text:h text:style-name="P37" text:outline-level="2">Post Build Actions - Extended Email Notification</text:h>
      <text:p text:style-name="P30"><text:span text:style-name="T5">After </text:span><text:span text:style-name="T7">each </text:span><text:span text:style-name="T5">execution of the build, if you want to receive the </text:span><text:span text:style-name="T7">notifications by e-mail, follow the following steps-</text:span></text:p>
      <text:list xml:id="list289512232" text:style-name="L5">
        <text:list-item>
          <text:p text:style-name="P31"><text:span text:style-name="T10">Configuring </text:span><text:span text:style-name="T11">E-Mail</text:span></text:p>
          <text:p text:style-name="P20"/>
          <text:list>
            <text:list-item>
              <text:p text:style-name="P33"><text:span text:style-name="T23">Go to </text:span><text:span text:style-name="T18">Manage Jenkins</text:span><text:span text:style-name="T23"> → </text:span><text:span text:style-name="T18">Configure Systems</text:span><text:span text:style-name="T23"> and scroll down to the </text:span><text:span text:style-name="T18">Extended E-mail Notification</text:span><text:span text:style-name="T23"> section.</text:span></text:p>
            </text:list-item>
            <text:list-item>
              <text:p text:style-name="P11">Add the SMTP server details of the email which you want to use to send e-mails.</text:p>
            </text:list-item>
            <text:list-item>
              <text:p text:style-name="P34"><text:span text:style-name="T22">Click on </text:span><text:span text:style-name="T17">Advanced</text:span><text:span text:style-name="T22"> button.</text:span></text:p>
            </text:list-item>
            <text:list-item>
              <text:p text:style-name="P34"><text:span text:style-name="T22">Select </text:span><text:span text:style-name="T17">Use SMTP Authentication</text:span><text:span text:style-name="T22"> and enter account </text:span><text:span text:style-name="T24">user-name</text:span><text:span text:style-name="T22"> and password.</text:span></text:p>
            </text:list-item>
            <text:list-item>
              <text:p text:style-name="P34"><text:span text:style-name="T22">Select </text:span><text:span text:style-name="T17">Use SSL</text:span><text:span text:style-name="T22"> and enter the </text:span><text:span text:style-name="T17">SMTP port </text:span><text:span text:style-name="T19">number</text:span><text:span text:style-name="T24">.</text:span></text:p>
            </text:list-item>
          </text:list>
        </text:list-item>
      </text:list>
      <text:p text:style-name="P13"/>
      <text:p text:style-name="P13"/>
      <text:list xml:id="list12405410247926" text:continue-numbering="true" text:style-name="L5">
        <text:list-item>
          <text:list>
            <text:list-header>
              <text:p text:style-name="P12"/>
            </text:list-header>
          </text:list>
        </text:list-item>
        <text:list-item>
          <text:p text:style-name="P32"><text:soft-page-break/><text:span text:style-name="T11">A</text:span><text:span text:style-name="T10">dding post build action</text:span></text:p>
          <text:p text:style-name="P21"/>
          <text:list>
            <text:list-item>
              <text:p text:style-name="P34"><text:span text:style-name="T24">Go to </text:span><text:span text:style-name="T19">Configuration</text:span><text:span text:style-name="T24"> page of project and scroll down to </text:span><text:span text:style-name="T19">Post-build Actions</text:span><text:span text:style-name="T24">.</text:span></text:p>
            </text:list-item>
            <text:list-item>
              <text:p text:style-name="P34"><text:span text:style-name="T24">Click on </text:span><text:span text:style-name="T19">Add post-build action</text:span><text:span text:style-name="T24"> and choose </text:span><text:span text:style-name="T19">Email Notification</text:span><text:span text:style-name="T24"> from the dropdown menu.</text:span></text:p>
            </text:list-item>
            <text:list-item>
              <text:p text:style-name="P35"><text:span text:style-name="T24">E</text:span><text:span text:style-name="T22">nter the e-mail id’s of the recipients in Recipients field.</text:span></text:p>
            </text:list-item>
            <text:list-item>
              <text:p text:style-name="P6">Check that “Send e-mail for every unstable build” is ticked.</text:p>
            </text:list-item>
            <text:list-item>
              <text:p text:style-name="P6">Apply and Save the changes.</text:p>
            </text:list-item>
          </text:list>
        </text:list-item>
      </text:list>
      <text:p text:style-name="P5">----------------------------------------------------------------------------------------------------------------------------------------------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pple-system" svg:font-family="apple-system, BlinkMacSystemFont, 'Segoe UI', Helvetica, Arial, sans-serif, 'Apple Color Emoji', 'Segoe UI Emoji', 'Segoe UI Symbol'"/>
    <style:font-face style:name="arial" svg:font-family="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3T01:22:01.036933616</meta:creation-date>
    <dc:date>2018-09-03T01:24:04.264477429</dc:date>
    <meta:editing-duration>PT2M3S</meta:editing-duration>
    <meta:editing-cycles>2</meta:editing-cycles>
    <meta:generator>LibreOffice/6.0.4.2$Linux_X86_64 LibreOffice_project/00m0$Build-2</meta:generator>
    <meta:document-statistic meta:table-count="0" meta:image-count="0" meta:object-count="0" meta:page-count="2" meta:paragraph-count="44" meta:word-count="546" meta:character-count="3388" meta:non-whitespace-character-count="2911"/>
  </office:meta>
</office:document-meta>
</file>